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DejaVu Sans2" svg:font-family="'DejaVu Sans'" style:font-family-generic="modern"/>
    <style:font-face style:name="Droid Sans Fallback2" svg:font-family="'Droid Sans Fallback'" style:font-family-generic="modern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85d8a" draw:fill="solid" draw:fill-color="#f2dcdb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1cm" svg:stroke-color="#385d8a" draw:fill="solid" draw:fill-color="#ddd9c3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71cm" svg:stroke-color="#385d8a" draw:fill="solid" draw:fill-color="#ccc1da" draw:textarea-vertical-align="top" draw:auto-grow-height="false" draw:fit-to-size="false" fo:min-height="2.092cm" fo:min-width="4.385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97cm" svg:stroke-color="#ff0000" draw:marker-start="msArrowOpenEnd_20_5" draw:marker-start-width="0.436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106cm" svg:stroke-color="#00b050" draw:marker-start="msArrowOpenEnd_20_5" draw:marker-start-width="0.477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85d8a" draw:fill="solid" draw:fill-color="#fdeada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385d8a" draw:fill="solid" draw:fill-color="#c3d69b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385d8a" draw:fill="solid" draw:fill-color="#dce6f2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00b05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71cm" svg:stroke-color="#385d8a" draw:fill="solid" draw:fill-color="#dce6f2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385d8a" draw:fill="solid" draw:fill-color="#e2dd96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4a7ebb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4" svg:stroke-width="0.071cm" svg:stroke-color="#385d8a" draw:fill="solid" draw:fill-color="#ccc1da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385d8a" draw:fill="solid" draw:fill-color="#ebf1d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.071cm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roid Sans Fallback2" style:font-size-asian="16pt" style:font-style-asian="normal" style:font-weight-asian="bold" style:font-name-complex="FreeSans1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roid Sans Fallback2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roid Sans Fallback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Droid Sans Fallback2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font-variant="normal" fo:text-transform="none" fo:color="#376092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Droid Sans Fallback2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roid Sans Fallback2" style:font-size-asian="14pt" style:font-style-asian="italic" style:font-weight-asian="bold" style:font-name-complex="FreeSans1" style:font-size-complex="14pt" style:font-style-complex="italic" style:font-weight-complex="bold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Droid Sans Fallback2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roid Sans Fallback2" style:font-size-asian="24pt" style:font-style-asian="normal" style:font-weight-asian="bold" style:font-name-complex="Free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roid Sans Fallback2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roid Sans Fallback2" style:font-size-asian="11pt" style:font-style-asian="normal" style:font-weight-asian="normal" style:font-name-complex="FreeSans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Diapositive_20_de_20_titre" presentation:presentation-page-layout-name="AL1T0">
        <draw:custom-shape draw:name="Rectangle 8" draw:style-name="gr1" draw:text-style-name="P2" draw:layer="layout" svg:width="6.2cm" svg:height="8.904cm" svg:x="1.016cm" svg:y="4.979cm">
          <text:p text:style-name="P1"><text:span text:style-name="T1">Application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2" draw:layer="layout" svg:width="4.8cm" svg:height="0.931cm" svg:x="9.487cm" svg:y="1.669cm">
          <text:p text:style-name="P3"><text:span text:style-name="T2">Main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2" draw:layer="layout" svg:width="3.948cm" svg:height="1.227cm" svg:x="1.58cm" svg:y="6.125cm">
          <text:p text:style-name="P3"><text:span text:style-name="T3">QAFoil</text:span><text:span text:style-name="T3"><text:line-break/></text:span><text:span text:style-name="T4">(Direct Des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" draw:text-style-name="P2" draw:layer="layout" svg:width="4.726cm" svg:height="1.692cm" svg:x="1.333cm" svg:y="7.9cm">
          <text:p text:style-name="P3"><text:span text:style-name="T3">QXInverse</text:span></text:p>
          <text:p text:style-name="P3"><text:span text:style-name="T4">(Full &amp; Mixed Inverse foil des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" draw:text-style-name="P2" draw:layer="layout" svg:width="4.024cm" svg:height="1.227cm" svg:x="1.504cm" svg:y="11.473cm">
          <text:p text:style-name="P3"><text:span text:style-name="T3">QMiarex</text:span><text:span text:style-name="T3"><text:line-break/></text:span><text:span text:style-name="T4">(Plane analys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" draw:text-style-name="P2" draw:layer="layout" svg:width="4.195cm" svg:height="1.227cm" svg:x="1.333cm" svg:y="9.915cm">
          <text:p text:style-name="P3"><text:span text:style-name="T3">QXDirect</text:span><text:span text:style-name="T3"><text:line-break/></text:span><text:span text:style-name="T4">(XFoil analys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6.404cm" svg:height="11.103cm" svg:x="8.3cm" svg:y="5.479cm">
          <text:p text:style-name="P1"><text:span text:style-name="T1">View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" draw:text-style-name="P2" draw:layer="layout" svg:width="3.997cm" svg:height="0.76cm" svg:x="9.502cm" svg:y="6.727cm">
          <text:p text:style-name="P3"><text:span text:style-name="T3">Direct2d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2" draw:text-style-name="P2" draw:layer="layout" svg:width="2.997cm" svg:height="0.76cm" svg:x="9.502cm" svg:y="8.652cm">
          <text:p text:style-name="P3"><text:span text:style-name="T3">TwoD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" draw:text-style-name="P4" draw:layer="layout" svg:width="4.892cm" svg:height="2.345cm" svg:x="17.206cm" svg:y="8.847cm">
          <text:p text:style-name="P1"><text:span text:style-name="T1">Abstract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2" draw:text-style-name="P5" draw:layer="layout" svg:width="4.191cm" svg:height="0.762cm" svg:x="17.653cm" svg:y="10.189cm">
          <text:p text:style-name="P3"><text:span text:style-name="T3">GraphTile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2" draw:text-style-name="P5" draw:layer="layout" svg:width="4.445cm" svg:height="0.762cm" svg:x="17.653cm" svg:y="9.558cm">
          <text:p text:style-name="P3"><text:span text:style-name="T3">Section2d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2" draw:style-name="gr5" draw:text-style-name="P6" draw:layer="layout" svg:width="7.77cm" svg:height="2.369cm" svg:x="4.117cm" svg:y="2.6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29" draw:style-name="gr6" draw:text-style-name="P2" draw:layer="layout" svg:width="2.124cm" svg:height="0.847cm" svg:x="22.038cm" svg:y="1.173cm">
          <text:p text:style-name="P1"><text:span text:style-name="T5">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30" draw:style-name="gr5" draw:text-style-name="P6" draw:layer="layout" svg:width="3.972cm" svg:height="0.334cm" svg:x="5.529cm" svg:y="6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5" draw:style-name="gr5" draw:text-style-name="P6" draw:layer="layout" svg:width="3.441cm" svg:height="0.27cm" svg:x="6.06cm" svg:y="8.7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6" draw:style-name="gr7" draw:text-style-name="P6" draw:layer="layout" svg:width="4.152cm" svg:height="3.09cm" svg:x="13.5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à coins arrondis 59" draw:style-name="gr8" draw:text-style-name="P2" draw:layer="layout" svg:width="2.924cm" svg:height="0.937cm" svg:x="21.69cm" svg:y="0.227cm">
          <text:p text:style-name="P1"><text:span text:style-name="T6">Inheritance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Connecteur droit avec flèche 47" draw:style-name="gr7" draw:text-style-name="P6" draw:layer="layout" svg:width="3.01cm" svg:height="0.001cm" svg:x="21.69cm" svg:y="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628cm" svg:height="0.001cm" svg:x="21.675cm" svg:y="2.0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92" draw:style-name="gr2" draw:text-style-name="P2" draw:layer="layout" svg:width="3.414cm" svg:height="0.76cm" svg:x="9.487cm" svg:y="10.222cm">
          <text:p text:style-name="P3"><text:span text:style-name="T3">ThreeD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3" draw:style-name="gr5" draw:text-style-name="P6" draw:layer="layout" svg:width="3.957cm" svg:height="1.517cm" svg:x="5.529cm" svg:y="10.5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114" draw:style-name="gr6" draw:text-style-name="P2" draw:layer="layout" svg:width="3.517cm" svg:height="0.847cm" svg:x="21.286cm" svg:y="2.069cm">
          <text:p text:style-name="P1"><text:span text:style-name="T7">Class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15" draw:style-name="gr9" draw:text-style-name="P6" draw:layer="layout" svg:width="0.384cm" svg:height="2.869cm" svg:x="11.503cm" svg:y="2.6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80" draw:style-name="gr6" draw:text-style-name="P2" draw:layer="layout" svg:width="13.194cm" svg:height="1.271cm" svg:x="1.343cm" svg:y="0.378cm">
          <text:p text:style-name="P1"><text:span text:style-name="T8">The Application / Viewing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10" draw:text-style-name="P2" draw:layer="layout" svg:width="7.926cm" svg:height="4.501cm" svg:x="16.7cm" svg:y="3.593cm">
          <text:p text:style-name="P1"><text:span text:style-name="T1">Design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4" draw:style-name="gr2" draw:text-style-name="P2" draw:layer="layout" svg:width="4.46cm" svg:height="0.762cm" svg:x="17.674cm" svg:y="5.464cm">
          <text:p text:style-name="P3"><text:span text:style-name="T3">EditPlaneObjectDl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5" draw:style-name="gr2" draw:text-style-name="P5" draw:layer="layout" svg:width="4.403cm" svg:height="0.762cm" svg:x="20.066cm" svg:y="7.003cm">
          <text:p text:style-name="P3"><text:span text:style-name="T3">EditBodyObjectDl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6" draw:style-name="gr2" draw:text-style-name="P2" draw:layer="layout" svg:width="2.916cm" svg:height="0.762cm" svg:x="17.206cm" svg:y="4.649cm">
          <text:p text:style-name="P3"><text:span text:style-name="T3">GLWingDl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60" draw:style-name="gr5" draw:text-style-name="P6" draw:layer="layout" svg:width="4.303cm" svg:height="5.561cm" svg:x="12.902cm" svg:y="5.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63" draw:style-name="gr5" draw:text-style-name="P6" draw:layer="layout" svg:width="5.44cm" svg:height="3.829cm" svg:x="12.902cm" svg:y="6.7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67" draw:style-name="gr5" draw:text-style-name="P6" draw:layer="layout" svg:width="4.771cm" svg:height="4.746cm" svg:x="12.902cm" svg:y="5.8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97" draw:style-name="gr11" draw:text-style-name="P2" draw:layer="layout" svg:width="5.196cm" svg:height="7.391cm" svg:x="19.904cm" svg:y="11.535cm">
          <text:p text:style-name="P1"><text:span text:style-name="T1">Utility view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306" draw:style-name="gr12" draw:text-style-name="P2" draw:layer="layout" svg:width="4.083cm" svg:height="3.095cm" svg:x="20.721cm" svg:y="15.43cm">
          <text:p text:style-name="P3"/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ZoneTexte 31" draw:style-name="gr2" draw:text-style-name="P2" draw:layer="layout" svg:width="3.141cm" svg:height="0.762cm" svg:x="21.4cm" svg:y="15.673cm">
          <text:p text:style-name="P3"><text:span text:style-name="T3">Graph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2" draw:style-name="gr2" draw:text-style-name="P2" draw:layer="layout" svg:width="3.278cm" svg:height="0.762cm" svg:x="21.179cm" svg:y="16.198cm">
          <text:p text:style-name="P3"><text:span text:style-name="T3">Legend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3" draw:style-name="gr2" draw:text-style-name="P2" draw:layer="layout" svg:width="3cm" svg:height="0.762cm" svg:x="21.179cm" svg:y="16.842cm">
          <text:p text:style-name="P3"><text:span text:style-name="T3">Foil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4" draw:style-name="gr2" draw:text-style-name="P2" draw:layer="layout" svg:width="3.016cm" svg:height="0.762cm" svg:x="21.441cm" svg:y="17.442cm">
          <text:p text:style-name="P3"><text:span text:style-name="T3">Wing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312" draw:style-name="gr12" draw:text-style-name="P2" draw:layer="layout" svg:width="5.2cm" svg:height="2.289cm" svg:x="8.9cm" svg:y="13.383cm">
          <text:p text:style-name="P3"/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ZoneTexte 19" draw:style-name="gr2" draw:text-style-name="P2" draw:layer="layout" svg:width="3.997cm" svg:height="0.762cm" svg:x="9.502cm" svg:y="14.557cm">
          <text:p text:style-name="P3"><text:span text:style-name="T3">MiarexGraphT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2" draw:text-style-name="P2" draw:layer="layout" svg:width="3.999cm" svg:height="0.762cm" svg:x="9.5cm" svg:y="13.749cm">
          <text:p text:style-name="P3"><text:span text:style-name="T3">XDirectGraphT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38" draw:style-name="gr5" draw:text-style-name="P6" draw:layer="layout" svg:width="3.972cm" svg:height="2.827cm" svg:x="5.529cm" svg:y="12.1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3" draw:style-name="gr5" draw:text-style-name="P6" draw:layer="layout" svg:width="3.97cm" svg:height="3.577cm" svg:x="5.529cm" svg:y="10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9" draw:style-name="gr7" draw:text-style-name="P6" draw:layer="layout" svg:width="4.152cm" svg:height="3.559cm" svg:x="13.5cm" svg:y="10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22" draw:style-name="gr7" draw:text-style-name="P6" draw:layer="layout" svg:width="4.152cm" svg:height="4.367cm" svg:x="13.5cm" svg:y="10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18" draw:style-name="gr13" draw:text-style-name="P6" draw:layer="layout" svg:width="7.22cm" svg:height="2.844cm" svg:x="13.5cm" svg:y="14.1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98" draw:style-name="gr13" draw:text-style-name="P6" draw:layer="layout" svg:width="7.22cm" svg:height="2.036cm" svg:x="13.5cm" svg:y="14.9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à coins arrondis 315" draw:style-name="gr12" draw:text-style-name="P2" draw:layer="layout" svg:width="4.212cm" svg:height="2.01cm" svg:x="20.502cm" svg:y="12.915cm">
          <text:p text:style-name="P3"/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ZoneTexte 298" draw:style-name="gr2" draw:text-style-name="P2" draw:layer="layout" svg:width="4.083cm" svg:height="0.762cm" svg:x="20.631cm" svg:y="13.007cm">
          <text:p text:style-name="P3"><text:span text:style-name="T3">BodyFrame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2" draw:style-name="gr2" draw:text-style-name="P2" draw:layer="layout" svg:width="4.083cm" svg:height="0.762cm" svg:x="20.721cm" svg:y="13.69cm">
          <text:p text:style-name="P3"><text:span text:style-name="T3">BodyLine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316" draw:style-name="gr13" draw:text-style-name="P6" draw:layer="layout" svg:width="0.166cm" svg:height="4.642cm" svg:x="22.442cm" svg:y="8.2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97" draw:style-name="gr2" draw:text-style-name="P2" draw:layer="layout" svg:width="2.834cm" svg:height="0.762cm" svg:x="18.343cm" svg:y="6.381cm">
          <text:p text:style-name="P3"><text:span text:style-name="T3">GLBodyDl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333" draw:style-name="gr5" draw:text-style-name="P6" draw:layer="layout" svg:width="7.511cm" svg:height="2.957cm" svg:x="12.902cm" svg:y="7.6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80" draw:style-name="gr13" draw:text-style-name="P6" draw:layer="layout" svg:width="2.599cm" svg:height="0.001cm" svg:x="21.799cm" svg:y="2.92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Espace réservé de l'image des diapositives 1" draw:style-name="gr14" draw:layer="layout" svg:width="13.969cm" svg:height="10.477cm" svg:x="3.81cm" svg:y="2.121cm" draw:page-number="1" presentation:class="page"/>
          <draw:frame draw:name="Espace réservé des commentaires 2" presentation:style-name="pr1" draw:text-style-name="P2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draw:custom-shape draw:name="Rectangle à coins arrondis 315" draw:style-name="gr15" draw:text-style-name="P2" draw:layer="layout" svg:width="4.05cm" svg:height="2.01cm" svg:x="20.668cm" svg:y="12.066cm">
          <text:p text:style-name="P3"><text:span text:style-name="T3">LLTAnalysis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ZoneTexte 3" draw:style-name="gr2" draw:text-style-name="P2" draw:layer="layout" svg:width="4.8cm" svg:height="0.931cm" svg:x="11.73cm" svg:y="1.678cm">
          <text:p text:style-name="P3"><text:span text:style-name="T2">Main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56">
          <draw:custom-shape draw:name="Rectangle 8" draw:style-name="gr1" draw:text-style-name="P2" draw:layer="layout" svg:width="5.327cm" svg:height="6.622cm" svg:x="8.317cm" svg:y="4.84cm">
            <text:p text:style-name="P1"><text:span text:style-name="T1">Application class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" draw:style-name="gr2" draw:text-style-name="P2" draw:layer="layout" svg:width="4.406cm" svg:height="1.692cm" svg:x="9.029cm" svg:y="6.252cm">
            <text:p text:style-name="P3"><text:span text:style-name="T3">QXInverse</text:span></text:p>
            <text:p text:style-name="P3"><text:span text:style-name="T4">(Full &amp; Mixed Inverse foil desig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" draw:style-name="gr2" draw:text-style-name="P2" draw:layer="layout" svg:width="3.467cm" svg:height="1.227cm" svg:x="9.336cm" svg:y="9.826cm">
            <text:p text:style-name="P3"><text:span text:style-name="T3">QMiarex</text:span><text:span text:style-name="T3"><text:line-break/></text:span><text:span text:style-name="T4">(Plane analys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" draw:style-name="gr2" draw:text-style-name="P2" draw:layer="layout" svg:width="3.346cm" svg:height="1.227cm" svg:x="9.336cm" svg:y="8.28cm">
            <text:p text:style-name="P3"><text:span text:style-name="T3">QXDirect</text:span><text:span text:style-name="T3"><text:line-break/></text:span><text:span text:style-name="T4">(XFoil analys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avec flèche 22" draw:style-name="gr5" draw:text-style-name="P6" draw:layer="layout" svg:width="3.149cm" svg:height="2.221cm" svg:x="10.977cm" svg:y="2.6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29" draw:style-name="gr6" draw:text-style-name="P2" draw:layer="layout" svg:width="2.124cm" svg:height="0.847cm" svg:x="22.038cm" svg:y="1.173cm">
          <text:p text:style-name="P1"><text:span text:style-name="T5">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9" draw:style-name="gr8" draw:text-style-name="P2" draw:layer="layout" svg:width="2.924cm" svg:height="0.937cm" svg:x="21.69cm" svg:y="0.227cm">
          <text:p text:style-name="P1"><text:span text:style-name="T6">Inheritance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Connecteur droit avec flèche 47" draw:style-name="gr7" draw:text-style-name="P6" draw:layer="layout" svg:width="3.01cm" svg:height="0.001cm" svg:x="21.69cm" svg:y="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14" draw:style-name="gr6" draw:text-style-name="P2" draw:layer="layout" svg:width="3.517cm" svg:height="0.847cm" svg:x="21.286cm" svg:y="2.069cm">
          <text:p text:style-name="P1"><text:span text:style-name="T7">Class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0" draw:style-name="gr6" draw:text-style-name="P2" draw:layer="layout" svg:width="11.56cm" svg:height="1.271cm" svg:x="1.33cm" svg:y="0.378cm">
          <text:p text:style-name="P1"><text:span text:style-name="T8">The Object / Analysis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315" draw:style-name="gr16" draw:text-style-name="P2" draw:layer="layout" svg:width="2.893cm" svg:height="1.373cm" svg:x="20.799cm" svg:y="4.128cm">
          <text:p text:style-name="P3"><text:span text:style-name="T9">XFoil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g draw:name="Groupe 87">
          <draw:custom-shape draw:name="Rectangle à coins arrondis 66" draw:style-name="gr3" draw:text-style-name="P2" draw:layer="layout" svg:width="6.008cm" svg:height="3.208cm" svg:x="13.39cm" svg:y="13.335cm">
            <text:p text:style-name="P7"><text:span text:style-name="T1">Interface clas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1" draw:style-name="gr2" draw:text-style-name="P2" draw:layer="layout" svg:width="3.454cm" svg:height="0.76cm" svg:x="14.667cm" svg:y="14.556cm">
            <text:p text:style-name="P3"><text:span text:style-name="T3">LLTAnalysisD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2" draw:text-style-name="P2" draw:layer="layout" svg:width="3.829cm" svg:height="0.76cm" svg:x="14.48cm" svg:y="15.432cm">
            <text:p text:style-name="P3"><text:span text:style-name="T3">PanelAnalysisD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315" draw:style-name="gr15" draw:text-style-name="P2" draw:layer="layout" svg:width="4.05cm" svg:height="2.01cm" svg:x="20.651cm" svg:y="14.558cm">
          <text:p text:style-name="P3"><text:span text:style-name="T3">PanelAnalysis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Connecteur droit avec flèche 50" draw:style-name="gr5" draw:text-style-name="P6" draw:layer="layout" svg:width="3.597cm" svg:height="3.78cm" svg:x="11.066cm" svg:y="11.10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3.409cm" svg:height="4.647cm" svg:x="11.066cm" svg:y="11.0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339cm" svg:height="0.186cm" svg:x="18.306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544cm" svg:height="1.811cm" svg:x="18.123cm" svg:y="13.072cm">
          <text:p/>
          <draw:enhanced-geometry draw:mirror-horizontal="true" draw:mirror-vertical="false" svg:viewBox="0 0 21600 21600" draw:type="mso-spt32" draw:enhanced-path="M 0 0 L 21600 21600 N"/>
        </draw:custom-shape>
        <draw:g draw:name="Groupe 94">
          <draw:custom-shape draw:name="Rectangle à coins arrondis 95" draw:style-name="gr3" draw:text-style-name="P2" draw:layer="layout" svg:width="6.366cm" svg:height="3.964cm" svg:x="14.48cm" svg:y="7.314cm">
            <text:p text:style-name="P7"><text:span text:style-name="T1">Interface clas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1" draw:style-name="gr2" draw:text-style-name="P2" draw:layer="layout" svg:width="3.991cm" svg:height="0.76cm" svg:x="15.567cm" svg:y="9.169cm">
            <text:p text:style-name="P3"><text:span text:style-name="T3">BatchDlgAnaly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2" draw:text-style-name="P2" draw:layer="layout" svg:width="5.285cm" svg:height="0.76cm" svg:x="15.269cm" svg:y="10.09cm">
            <text:p text:style-name="P3"><text:span text:style-name="T3">MultiThreadedAnaly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1" draw:style-name="gr2" draw:text-style-name="P2" draw:layer="layout" svg:width="3.122cm" svg:height="0.76cm" svg:x="15.878cm" svg:y="8.332cm">
            <text:p text:style-name="P3"><text:span text:style-name="T3">XFoilAnaly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315" draw:style-name="gr15" draw:text-style-name="P2" draw:layer="layout" svg:width="2.893cm" svg:height="2.01cm" svg:x="21.459cm" svg:y="6.965cm">
          <text:p text:style-name="P3"><text:span text:style-name="T3">XFoilTask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Connecteur droit avec flèche 50" draw:style-name="gr17" draw:text-style-name="P6" draw:layer="layout" svg:width="2.799cm" svg:height="0.001cm" svg:x="21.897cm" svg:y="2.1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7.361cm" svg:height="2.315cm" svg:x="13.433cm" svg:y="4.8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0.659cm" svg:height="1.462cm" svg:x="22.246cm" svg:y="5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2.457cm" svg:height="0.642cm" svg:x="19.001cm" svg:y="7.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1.899cm" svg:height="1.479cm" svg:x="19.559cm" svg:y="7.9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0.904cm" svg:height="2.493cm" svg:x="20.555cm" svg:y="7.9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3.195cm" svg:height="0.305cm" svg:x="12.679cm" svg:y="8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2.883cm" svg:height="0.53cm" svg:x="12.679cm" svg:y="8.9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2.585cm" svg:height="1.544cm" svg:x="12.679cm" svg:y="8.9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22" draw:style-name="gr5" draw:text-style-name="P6" draw:layer="layout" svg:width="6.667cm" svg:height="2.196cm" svg:x="14.126cm" svg:y="2.6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14" draw:style-name="gr18" draw:text-style-name="P2" draw:layer="layout" svg:width="4.83cm" svg:height="2.223cm" svg:x="6.518cm" svg:y="13.926cm">
          <text:p text:style-name="P1"><text:span text:style-name="T1">Object3D</text:span></text:p>
          <text:p text:style-name="P1"><text:span text:style-name="T10">Plane, WPolar, PlaneOpp object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0" draw:style-name="gr5" draw:text-style-name="P6" draw:layer="layout" svg:width="2.135cm" svg:height="2.823cm" svg:x="8.933cm" svg:y="11.0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97" draw:style-name="gr19" draw:text-style-name="P2" draw:layer="layout" svg:width="4.265cm" svg:height="13.03cm" svg:x="1.295cm" svg:y="5.502cm">
          <text:p text:style-name="P7"><text:span text:style-name="T1">Object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9" draw:style-name="gr20" draw:text-style-name="P8" draw:layer="layout" svg:width="1.664cm" svg:height="0.759cm" svg:x="1.694cm" svg:y="10.277cm">
          <text:p text:style-name="P1"><text:span text:style-name="T3">Pl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7" draw:style-name="gr20" draw:text-style-name="P8" draw:layer="layout" svg:width="1.943cm" svg:height="0.759cm" svg:x="1.694cm" svg:y="11.058cm">
          <text:p text:style-name="P1"><text:span text:style-name="T3">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4" draw:style-name="gr20" draw:text-style-name="P8" draw:layer="layout" svg:width="1.524cm" svg:height="0.759cm" svg:x="1.694cm" svg:y="14.205cm">
          <text:p text:style-name="P1"><text:span text:style-name="T3">W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20" draw:text-style-name="P8" draw:layer="layout" svg:width="2.422cm" svg:height="0.759cm" svg:x="1.694cm" svg:y="15.791cm">
          <text:p text:style-name="P1"><text:span text:style-name="T3">WPo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6" draw:style-name="gr20" draw:text-style-name="P8" draw:layer="layout" svg:width="2.731cm" svg:height="0.759cm" svg:x="1.694cm" svg:y="16.572cm">
          <text:p text:style-name="P1"><text:span text:style-name="T3">PlaneO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5" draw:style-name="gr20" draw:text-style-name="P8" draw:layer="layout" svg:width="3.392cm" svg:height="0.759cm" svg:x="1.694cm" svg:y="11.838cm">
          <text:p text:style-name="P1"><text:span text:style-name="T3">Frame (Bod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0" draw:style-name="gr20" draw:text-style-name="P8" draw:layer="layout" svg:width="3.639cm" svg:height="0.759cm" svg:x="1.694cm" svg:y="12.619cm">
          <text:p text:style-name="P1"><text:span text:style-name="T3">NURBS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1" draw:style-name="gr20" draw:text-style-name="P8" draw:layer="layout" svg:width="2.992cm" svg:height="0.763cm" svg:x="1.694cm" svg:y="13.409cm">
          <text:p text:style-name="P1"><text:span text:style-name="T3">PointM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9" draw:style-name="gr20" draw:text-style-name="P8" draw:layer="layout" svg:width="2.992cm" svg:height="0.763cm" svg:x="1.694cm" svg:y="14.995cm">
          <text:p text:style-name="P1"><text:span text:style-name="T3">Wing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1" draw:style-name="gr20" draw:text-style-name="P8" draw:layer="layout" svg:width="2.731cm" svg:height="0.759cm" svg:x="1.693cm" svg:y="17.415cm">
          <text:p text:style-name="P1"><text:span text:style-name="T3">Sp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3" draw:style-name="gr20" draw:text-style-name="P8" draw:layer="layout" svg:width="3.933cm" svg:height="1.266cm" svg:x="4.87cm" svg:y="3.188cm">
          <text:p text:style-name="P1"><text:span text:style-name="T3">Static member object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315" draw:style-name="gr12" draw:text-style-name="P2" draw:layer="layout" svg:width="3.514cm" svg:height="2.939cm" svg:x="1.572cm" svg:y="6.965cm">
          <text:p text:style-name="P3"><text:span text:style-name="T3"/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custom-shape draw:name="ZoneTexte 3" draw:style-name="gr20" draw:text-style-name="P8" draw:layer="layout" svg:width="1.902cm" svg:height="0.759cm" svg:x="1.694cm" svg:y="7.166cm">
          <text:p text:style-name="P1"><text:span text:style-name="T3">Fo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5" draw:style-name="gr20" draw:text-style-name="P8" draw:layer="layout" svg:width="1.718cm" svg:height="0.759cm" svg:x="1.694cm" svg:y="7.946cm">
          <text:p text:style-name="P1"><text:span text:style-name="T3">Po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20" draw:text-style-name="P8" draw:layer="layout" svg:width="2.422cm" svg:height="0.759cm" svg:x="1.694cm" svg:y="8.726cm">
          <text:p text:style-name="P1"><text:span text:style-name="T3">Op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380" draw:style-name="gr13" draw:text-style-name="P6" draw:layer="layout" svg:width="1.75cm" svg:height="3.993cm" svg:x="5.086cm" svg:y="4.4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498cm" svg:height="6.022cm" svg:x="6.837cm" svg:y="4.4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498cm" svg:height="4.477cm" svg:x="6.837cm" svg:y="4.4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0" draw:style-name="gr5" draw:text-style-name="P6" draw:layer="layout" svg:width="2.191cm" svg:height="2.689cm" svg:x="6.837cm" svg:y="4.44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Espace réservé de l'image des diapositives 1" draw:style-name="gr14" draw:layer="layout" svg:width="13.969cm" svg:height="10.477cm" svg:x="3.81cm" svg:y="2.121cm" draw:page-number="2" presentation:class="page"/>
          <draw:frame draw:name="Espace réservé des commentaires 2" presentation:style-name="pr1" draw:text-style-name="P2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DejaVu Sans2" svg:font-family="'DejaVu Sans'" style:font-family-generic="modern"/>
    <style:font-face style:name="Droid Sans Fallback2" svg:font-family="'Droid Sans Fallback'" style:font-family-generic="modern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42%" draw:distance="14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2" style:font-family-asian="'Droid Sans Fallback'" style:font-family-generic-asian="modern" style:font-size-asian="18pt" style:language-asian="en" style:country-asian="US" style:font-style-asian="normal" style:font-weight-asian="normal" style:font-name-complex="FreeSans1" style:font-family-complex="FreeSan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horizontal-align="center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roid Sans Fallback2" style:font-size-asian="44pt" style:font-style-asian="normal" style:font-weight-asian="normal" style:font-name-complex="FreeSans1" style:font-size-complex="44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list text:style-name="ML2">
            <text:list-item>
              <text:p text:style-name="MP3"><text:span text:style-name="MT2">Click to edit the title text formatModifiez le style du titre</text:span></text:p>
            </text:list-item>
          </text:list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5-23">5/23/15</text:date></text:span></text:p>
        </draw:text-box>
      </draw:frame>
      <draw:frame draw:name="Espace réservé du pied de page 4" presentation:style-name="Mpr3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Espace réservé du texte 6" presentation:style-name="Diapositive_20_de_20_titre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XFLR5 Classes</dc:title>
    <meta:initial-creator>AD</meta:initial-creator>
    <meta:editing-cycles>41</meta:editing-cycles>
    <meta:creation-date>2015-05-19T11:59:00</meta:creation-date>
    <dc:date>2015-05-23T10:29:13.641169591</dc:date>
    <meta:editing-duration>PT2M45S</meta:editing-duration>
    <meta:generator>LibreOffice/4.3.7.2$Linux_X86_64 LibreOffice_project/430m0$Build-2</meta:generator>
    <meta:document-statistic meta:object-count="1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